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C00000253B40275ACF26BF5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79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4cm" fo:margin-bottom="0.4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5pt" fo:font-style="normal" fo:text-shadow="none" style:text-underline-style="none" fo:font-weight="normal" style:letter-kerning="true" style:font-name-asian="Droid Sans Fallback" style:font-size-asian="25pt" style:font-style-asian="normal" style:font-weight-asian="normal" style:font-name-complex="FreeSans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858cm" svg:height="9.191cm" svg:x="6.244cm" svg:y="0.253cm">
          <draw:image xlink:href="Pictures/10000201000001BC00000253B40275ACF26BF582.png" xlink:type="simple" xlink:show="embed" xlink:actuate="onLoad">
            <text:p/>
          </draw:image>
        </draw:frame>
        <draw:frame draw:style-name="gr2" draw:text-style-name="P3" draw:layer="layout" svg:width="17.926cm" svg:height="6.929cm" svg:x="15.348cm" svg:y="1.216cm">
          <draw:text-box>
            <text:p text:style-name="P2"><text:span text:style-name="T1">When discussing virtualizatin …</text:span></text:p>
            <text:list text:style-name="L2">
              <text:list-item>
                <text:p text:style-name="P2"><text:span text:style-name="T2"><text:s/></text:span><text:span text:style-name="T3">CPU Virtualization?</text:span></text:p>
              </text:list-item>
              <text:list-item>
                <text:p text:style-name="P2"><text:span text:style-name="T3"><text:s/></text:span><text:span text:style-name="T3">Memory Virtualization?</text:span></text:p>
              </text:list-item>
              <text:list-item>
                <text:p text:style-name="P2"><text:span text:style-name="T3"><text:s/></text:span><text:span text:style-name="T3">Device Virtualization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1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3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57cm" svg:x="1cm" svg:y="4.987cm"/>
      <draw:page-thumbnail draw:layer="backgroundobjects" svg:width="8.999cm" svg:height="2.57cm" svg:x="1cm" svg:y="13.563cm"/>
      <draw:page-thumbnail draw:layer="backgroundobjects" svg:width="8.999cm" svg:height="2.57cm" svg:x="1cm" svg:y="22.139cm"/>
      <draw:page-thumbnail draw:layer="backgroundobjects" svg:width="8.999cm" svg:height="2.57cm" svg:x="11cm" svg:y="4.987cm"/>
      <draw:page-thumbnail draw:layer="backgroundobjects" svg:width="8.999cm" svg:height="2.57cm" svg:x="11cm" svg:y="13.563cm"/>
      <draw:page-thumbnail draw:layer="backgroundobjects" svg:width="8.999cm" svg:height="2.57cm" svg:x="11cm" svg:y="22.139cm"/>
    </style:handout-master>
    <style:master-page style:name="Default" style:page-layout-name="PM1" draw:style-name="Mdp1">
      <draw:frame presentation:style-name="Default-title" draw:layer="backgroundobjects" svg:width="32.003cm" svg:height="1.697cm" svg:x="1.778cm" svg:y="0.404cm" presentation:class="title" presentation:placeholder="true">
        <draw:text-box/>
      </draw:frame>
      <draw:frame presentation:style-name="Default-outline1" draw:layer="backgroundobjects" svg:width="32.003cm" svg:height="5.893cm" svg:x="1.778cm" svg:y="2.376cm" presentation:class="outline" presentation:placeholder="true">
        <draw:text-box/>
      </draw:frame>
      <draw:frame presentation:style-name="Mpr1" draw:text-style-name="MP2" draw:layer="backgroundobjects" svg:width="8.285cm" svg:height="0.701cm" svg:x="1.778cm" svg:y="9.2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701cm" svg:x="12.16cm" svg:y="9.2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701cm" svg:x="25.495cm" svg:y="9.2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2-01T13:39:51.507513301</dc:date>
    <meta:editing-duration>PT3H40M19S</meta:editing-duration>
    <meta:editing-cycles>163</meta:editing-cycles>
    <meta:generator>LibreOffice/5.1.4.2$Linux_X86_64 LibreOffice_project/10m0$Build-2</meta:generator>
    <meta:document-statistic meta:object-count="25"/>
  </office:meta>
</office:document-meta>
</file>